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text-properties fo:color="#005488" loext:opacity="100%" style:font-name="Arial" officeooo:paragraph-rsid="001c184a"/>
    </style:style>
    <style:style style:name="P2" style:family="paragraph" style:parent-style-name="Standard">
      <style:text-properties fo:color="#005488" loext:opacity="100%" style:font-name="Arial" fo:font-size="11pt" officeooo:rsid="001c184a" officeooo:paragraph-rsid="001c184a" style:font-size-asian="11pt"/>
    </style:style>
    <style:style style:name="P3" style:family="paragraph" style:parent-style-name="Standard">
      <style:text-properties fo:color="#000000" loext:opacity="100%" style:font-name="Arial" fo:font-size="11pt" officeooo:rsid="002198a8" officeooo:paragraph-rsid="002198a8" style:font-size-asian="11pt"/>
    </style:style>
    <style:style style:name="P4" style:family="paragraph" style:parent-style-name="Standard" style:list-style-name="L2">
      <style:text-properties fo:color="#000000" loext:opacity="100%" style:font-name="Arial" fo:font-size="11pt" officeooo:rsid="002198a8" officeooo:paragraph-rsid="002198a8" style:font-size-asian="11pt"/>
    </style:style>
    <style:style style:name="P5" style:family="paragraph" style:parent-style-name="Standard">
      <style:text-properties fo:color="#c9211e" loext:opacity="100%" style:font-name="Arial" fo:font-size="11pt" officeooo:rsid="002198a8" officeooo:paragraph-rsid="002198a8" style:font-size-asian="11pt"/>
    </style:style>
    <style:style style:name="P6" style:family="paragraph" style:parent-style-name="Standard">
      <style:text-properties fo:color="#005488" loext:opacity="100%" style:font-name="Arial" fo:font-size="11pt" officeooo:rsid="001c184a" officeooo:paragraph-rsid="001c184a" style:font-size-asian="11pt"/>
    </style:style>
    <style:style style:name="P7" style:family="paragraph" style:parent-style-name="Standard" style:list-style-name="L4">
      <style:text-properties officeooo:paragraph-rsid="002198a8"/>
    </style:style>
    <style:style style:name="T1" style:family="text">
      <style:text-properties officeooo:rsid="001c184a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1c184a" style:font-size-asian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name="Arial" fo:font-size="11pt" fo:font-weight="bold" officeooo:rsid="002198a8" style:font-size-asian="11pt" style:font-weight-asian="bold" style:font-weight-complex="bold"/>
    </style:style>
    <style:style style:name="T6" style:family="text">
      <style:text-properties fo:color="#000000" loext:opacity="100%" style:font-name="Arial" fo:font-size="11pt" officeooo:rsid="002198a8" style:font-size-asian="11pt"/>
    </style:style>
    <style:style style:name="T7" style:family="text">
      <style:text-properties officeooo:rsid="001eae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O método seguido pela Jane Doe para iniciar a construção do seu portfólio tem por base um processo que assenta na metodologia Design </text:span><text:span text:style-name="T3">Thinking. Que processo é esse?</text:span></text:p>
      <text:p text:style-name="P5"/>
      <text:p text:style-name="P3">O processo User Centered Design(Design Centrado no Utilizador)</text:p>
      <text:p text:style-name="P2"/>
      <text:p text:style-name="P1"><text:span text:style-name="T3">2. </text:span><text:span text:style-name="T2">Identifique as quatro fases do processo. Deverá indicar os seus nomes e uma breve explicação sobre como a Jane Doe as executou, com exceção da última fase, que não é focada no vídeo, em que deverá apenas identificar o seu nome. Na primeira fase, deverá identificar o problema. Na segunda fase, deverá identificar o grupo (ou grupos) de pessoas que serviram de base à criação da “persona”. Na terceira, deverá indicar a </text:span><text:span text:style-name="T3">ferramenta que serviu de apoio ao design (prototipagem).</text:span></text:p>
      <text:p text:style-name="P2"/>
      <text:list text:style-name="L4">
        <text:list-item>
          <text:p text:style-name="P7"><text:span text:style-name="T5">Fase de pesquisa e analise</text:span><text:span text:style-name="T6">, fase destinada a encontrar o problema a ser resolvido e tambem <text:s/>para quem se esta projetando, Jane tem como objetivo criar um portifolio para atrair mais clientes e para manter seus clientes atuais, buscando conhecer melhor seus clientes ela cria a persona destes, e com isso tem informacoes que lhe ajudam a descartar algumas possibilidades como a criacao de um blog e o investimento com flyers ou cartoes de visita, lhe deixando claro que possuir um site e estar ativa nas redes sociais trariam mais proveito;</text:span></text:p>
        </text:list-item>
      </text:list>
      <text:p text:style-name="P3"/>
      <text:list xml:id="list344576422" text:style-name="L2">
        <text:list-item>
          <text:p text:style-name="P4"><text:span text:style-name="T4">Fase de concecao</text:span>, etapa para geracao de ideias buscando opinioes diferentes, sempre focando no utilizador e buscando compreender o caminho feito por ele ate chegar ao produto, Jane se utilizando de um mindmap conseguiu reunir diversos pontos importantes que deveriam fazer parte de seu portifolio, com a ferramenta card sort organizou quais paginas teriam seu website e qual deveria ser o conteudo contido nelas, algo que se utilizou das informacoes coletadas com sua rede de contatos, compreendendo entao a necessidade de ter locais de comentarios, exibicao de novos projetos assim como o re-design de outros, servicos oferecidos, informacoes pessoais relacionadas a capacitacao e metodologia utilizados.</text:p>
        </text:list-item>
      </text:list>
      <text:p text:style-name="P3"/>
      <text:list xml:id="list1045770756344" text:continue-numbering="true" text:style-name="L2">
        <text:list-item>
          <text:p text:style-name="P4"><text:span text:style-name="T4">Fase de design</text:span>, fase para construir o prototipo do produto final, escolhendo o design e passando para um layout basico, tendo como foco o conteudo, definindo a possicao do conteudo sejam estas imagens ou textos, aqui Jane criou um rascunho representando um wireframe do produto final, definindo a posicao de algumas imagens que iram fazer parte do produto final bem como distruibuindo as informacoes coletadas com a ferramenta card sort;</text:p>
        </text:list-item>
      </text:list>
      <text:p text:style-name="P3"/>
      <text:list xml:id="list1045803101044" text:continue-numbering="true" text:style-name="L2">
        <text:list-item>
          <text:p text:style-name="P4"><text:span text:style-name="T4">Fase de teste</text:span>.</text:p>
        </text:list-item>
      </text:list>
      <text:p text:style-name="P2"/>
      <text:p text:style-name="P2">3. Identifique as principais características da “persona” deste caso.</text:p>
      <text:p text:style-name="P2"/>
      <text:p text:style-name="P3">Pessoas muito ocupadas, trabalhando periodo integral com familias formadas, ligados a tecnologia utilizando no seu dia a dia desktop e telemovel, ativos em redes sociais, nao dando preferencia a textos longos, gostam de ver casos reais, buscam encontrar uma forma de contato facil como email e whatsapp, dispostos a pagar mais desde que isso traga qualidade, preferencias por marcas portuguesas, preocupados com o meio ambiente, no tempo livre gostam de viajar e ler e se tivessem um <text:span text:style-name="T7">negocio proprio nao podiam perder muito tempo provavelmente dariam toda a gestao a 3os.</text:span></text:p>
      <text:p text:style-name="P2"/>
      <text:p text:style-name="P1"><text:span text:style-name="T3">4. </text:span><text:span text:style-name="T2">Qual seria a próxima fase do projeto, tendo em conta o processo seguido? </text:span><text:span text:style-name="T3">Explique, de forma resumida, como poderia ser executado.</text:span></text:p>
      <text:p text:style-name="P2"/>
      <text:p text:style-name="P3">Fase de teste, apos ser criado o prototipo do produto os utilizadores comecam a testar sua usabilidade e acessibilidade, neste momento o feedback dos utilizadores e muito importante pois com ele e possivel revisar o produto, entregando-o a teste novamente e assim quantas vezes for necessario sempre melhorando o design do produto para se adaptar as expectativas do utilizad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00:10:45.312000000</dc:date>
    <meta:editing-duration>PT2H32M44S</meta:editing-duration>
    <meta:editing-cycles>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572" meta:character-count="3555" meta:non-whitespace-character-count="2997"/>
  </office:meta>
</office:document-meta>
</file>